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153in" style:rel-column-width="10922*"/>
    </style:style>
    <style:style style:name="Table2.C" style:family="table-column">
      <style:table-column-properties style:column-width="2.2313in" style:rel-column-width="2184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1153in" style:rel-column-width="10922*"/>
    </style:style>
    <style:style style:name="Table3.C" style:family="table-column">
      <style:table-column-properties style:column-width="2.2313in" style:rel-column-width="2184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P1" style:family="paragraph" style:parent-style-name="Heading_20_2" style:list-style-name=""/>
    <style:style style:name="P2" style:family="paragraph" style:parent-style-name="Heading_20_2">
      <style:paragraph-properties fo:break-before="page"/>
    </style:style>
    <style:style style:name="P3" style:family="paragraph" style:parent-style-name="Heading_20_3">
      <style:text-properties officeooo:paragraph-rsid="0020a548"/>
    </style:style>
    <style:style style:name="P4" style:family="paragraph" style:parent-style-name="Heading_20_3">
      <style:text-properties officeooo:paragraph-rsid="00222d4f"/>
    </style:style>
    <style:style style:name="P5" style:family="paragraph" style:parent-style-name="Heading_20_3">
      <style:text-properties fo:font-size="10pt" fo:font-weight="normal" officeooo:paragraph-rsid="00222d4f" style:font-size-asian="10pt" style:font-weight-asian="normal" style:font-size-complex="10pt" style:font-weight-complex="normal"/>
    </style:style>
    <style:style style:name="P6" style:family="paragraph" style:parent-style-name="Heading_20_4">
      <style:paragraph-properties fo:line-height="100%"/>
    </style:style>
    <style:style style:name="P7" style:family="paragraph" style:parent-style-name="Heading_20_4">
      <style:paragraph-properties fo:line-height="100%"/>
      <style:text-properties officeooo:paragraph-rsid="0020c2f2"/>
    </style:style>
    <style:style style:name="P8" style:family="paragraph" style:parent-style-name="Heading_20_4">
      <style:paragraph-properties fo:line-height="100%"/>
      <style:text-properties fo:color="#00a933" fo:font-size="10pt" fo:font-weight="normal" officeooo:paragraph-rsid="0020c2f2" style:font-size-asian="10pt" style:font-weight-asian="normal" style:font-size-complex="10pt" style:font-weight-complex="normal"/>
    </style:style>
    <style:style style:name="P9" style:family="paragraph" style:parent-style-name="Heading_20_4">
      <style:paragraph-properties fo:line-height="100%"/>
      <style:text-properties fo:color="#ff0000" fo:font-size="10pt" fo:font-weight="bold" officeooo:paragraph-rsid="0020c2f2" style:font-size-asian="10pt" style:font-weight-asian="bold" style:font-size-complex="10pt" style:font-weight-complex="bold"/>
    </style:style>
    <style:style style:name="P10" style:family="paragraph" style:parent-style-name="Heading_20_4">
      <style:paragraph-properties fo:line-height="100%"/>
      <style:text-properties fo:color="#ff0000" fo:font-size="10pt" fo:font-weight="normal" officeooo:paragraph-rsid="0020c2f2" style:font-size-asian="10pt" style:font-weight-asian="normal" style:font-size-complex="10pt" style:font-weight-complex="normal"/>
    </style:style>
    <style:style style:name="P11" style:family="paragraph" style:parent-style-name="Standard">
      <style:text-properties officeooo:rsid="00196b6e" officeooo:paragraph-rsid="00196b6e"/>
    </style:style>
    <style:style style:name="P12" style:family="paragraph" style:parent-style-name="Standard">
      <style:paragraph-properties fo:line-height="100%"/>
      <style:text-properties officeooo:rsid="00196b6e" officeooo:paragraph-rsid="00196b6e"/>
    </style:style>
    <style:style style:name="P13" style:family="paragraph" style:parent-style-name="Standard">
      <style:text-properties officeooo:rsid="001a1b76" officeooo:paragraph-rsid="001a1b76"/>
    </style:style>
    <style:style style:name="P14" style:family="paragraph" style:parent-style-name="Standard" style:list-style-name="L1">
      <style:text-properties officeooo:rsid="001a1b76" officeooo:paragraph-rsid="001a1b76"/>
    </style:style>
    <style:style style:name="P15" style:family="paragraph" style:parent-style-name="Standard">
      <style:text-properties officeooo:paragraph-rsid="001a1b76"/>
    </style:style>
    <style:style style:name="P16" style:family="paragraph" style:parent-style-name="Standard">
      <style:text-properties officeooo:rsid="001dab74" officeooo:paragraph-rsid="0020b17f"/>
    </style:style>
    <style:style style:name="P17" style:family="paragraph" style:parent-style-name="Standard">
      <style:text-properties officeooo:paragraph-rsid="001f1036"/>
    </style:style>
    <style:style style:name="P18" style:family="paragraph" style:parent-style-name="Standard">
      <style:text-properties officeooo:rsid="001f1036" officeooo:paragraph-rsid="001f1036"/>
    </style:style>
    <style:style style:name="P19" style:family="paragraph" style:parent-style-name="Standard">
      <style:text-properties officeooo:rsid="00222d4f" officeooo:paragraph-rsid="00222d4f"/>
    </style:style>
    <style:style style:name="P20" style:family="paragraph" style:parent-style-name="Table_20_Contents">
      <style:text-properties officeooo:rsid="001dab74" officeooo:paragraph-rsid="001dab74"/>
    </style:style>
    <style:style style:name="P21" style:family="paragraph" style:parent-style-name="Table_20_Contents">
      <style:text-properties officeooo:rsid="001f1036" officeooo:paragraph-rsid="001f1036"/>
    </style:style>
    <style:style style:name="P22" style:family="paragraph" style:parent-style-name="Table_20_Contents">
      <style:text-properties officeooo:rsid="0020a548" officeooo:paragraph-rsid="0020a548"/>
    </style:style>
    <style:style style:name="P23" style:family="paragraph" style:parent-style-name="Table_20_Contents">
      <style:text-properties officeooo:rsid="0020a548" officeooo:paragraph-rsid="00222d4f"/>
    </style:style>
    <style:style style:name="P24" style:family="paragraph" style:parent-style-name="Table_20_Contents">
      <style:text-properties officeooo:paragraph-rsid="00222d4f"/>
    </style:style>
    <style:style style:name="P25" style:family="paragraph" style:parent-style-name="Table_20_Contents">
      <style:text-properties officeooo:rsid="00222d4f" officeooo:paragraph-rsid="00222d4f"/>
    </style:style>
    <style:style style:name="P26" style:family="paragraph" style:parent-style-name="Text_20_body" style:list-style-name="L2">
      <style:text-properties officeooo:rsid="001a1b76" officeooo:paragraph-rsid="001a1b76"/>
    </style:style>
    <style:style style:name="P27" style:family="paragraph" style:parent-style-name="Text_20_body" style:list-style-name="L2">
      <style:text-properties officeooo:rsid="001a1b76" officeooo:paragraph-rsid="001bf4d9"/>
    </style:style>
    <style:style style:name="P28" style:family="paragraph" style:parent-style-name="Text_20_body" style:list-style-name="L2">
      <style:text-properties officeooo:paragraph-rsid="001bf4d9"/>
    </style:style>
    <style:style style:name="P29" style:family="paragraph" style:parent-style-name="Text_20_body" style:list-style-name="L2">
      <style:text-properties officeooo:paragraph-rsid="001cc48e"/>
    </style:style>
    <style:style style:name="P30" style:family="paragraph" style:parent-style-name="Text_20_body" style:list-style-name="L2">
      <style:text-properties officeooo:paragraph-rsid="001da0c7"/>
    </style:style>
    <style:style style:name="P31" style:family="paragraph" style:parent-style-name="Text_20_body" style:list-style-name="L2">
      <style:text-properties officeooo:rsid="001bf4d9" officeooo:paragraph-rsid="001bf4d9"/>
    </style:style>
    <style:style style:name="P32" style:family="paragraph" style:parent-style-name="Text_20_body" style:list-style-name="L2">
      <style:text-properties officeooo:rsid="001da0c7" officeooo:paragraph-rsid="001da0c7"/>
    </style:style>
    <style:style style:name="P33" style:family="paragraph" style:parent-style-name="Text_20_body">
      <style:text-properties officeooo:rsid="001da0c7" officeooo:paragraph-rsid="001da0c7"/>
    </style:style>
    <style:style style:name="P34" style:family="paragraph" style:parent-style-name="Text_20_body">
      <style:text-properties officeooo:rsid="001dab74" officeooo:paragraph-rsid="001dab74"/>
    </style:style>
    <style:style style:name="P35" style:family="paragraph" style:parent-style-name="Text_20_body">
      <style:paragraph-properties fo:line-height="100%"/>
      <style:text-properties officeooo:rsid="001dab74" officeooo:paragraph-rsid="001dab74"/>
    </style:style>
    <style:style style:name="P36" style:family="paragraph" style:parent-style-name="Text_20_body">
      <style:text-properties officeooo:paragraph-rsid="001dab74"/>
    </style:style>
    <style:style style:name="P37" style:family="paragraph" style:parent-style-name="Text_20_body">
      <style:text-properties officeooo:rsid="001f1036" officeooo:paragraph-rsid="001f1036"/>
    </style:style>
    <style:style style:name="P38" style:family="paragraph" style:parent-style-name="Text_20_body">
      <style:text-properties officeooo:rsid="0020a548" officeooo:paragraph-rsid="00222d4f"/>
    </style:style>
    <style:style style:name="P39" style:family="paragraph" style:parent-style-name="Text_20_body" style:list-style-name="L5"/>
    <style:style style:name="P40" style:family="paragraph" style:parent-style-name="Text_20_body">
      <style:text-properties officeooo:paragraph-rsid="0020a548"/>
    </style:style>
    <style:style style:name="P41" style:family="paragraph" style:parent-style-name="Text_20_body" style:list-style-name="L6"/>
    <style:style style:name="P42" style:family="paragraph" style:parent-style-name="Text_20_body">
      <style:text-properties officeooo:rsid="0020b17f" officeooo:paragraph-rsid="0020b17f"/>
    </style:style>
    <style:style style:name="P43" style:family="paragraph" style:parent-style-name="Text_20_body" style:list-style-name="L8">
      <style:paragraph-properties fo:line-height="100%"/>
    </style:style>
    <style:style style:name="P44" style:family="paragraph" style:parent-style-name="Text_20_body" style:list-style-name="L10">
      <style:paragraph-properties fo:line-height="100%"/>
    </style:style>
    <style:style style:name="P45" style:family="paragraph" style:parent-style-name="Text_20_body" style:list-style-name="L11">
      <style:paragraph-properties fo:line-height="100%"/>
    </style:style>
    <style:style style:name="P46" style:family="paragraph" style:parent-style-name="Text_20_body">
      <style:text-properties officeooo:paragraph-rsid="0020c2f2"/>
    </style:style>
    <style:style style:name="P47" style:family="paragraph" style:parent-style-name="Text_20_body">
      <style:text-properties officeooo:rsid="0020c2f2" officeooo:paragraph-rsid="0020c2f2"/>
    </style:style>
    <style:style style:name="P48" style:family="paragraph" style:parent-style-name="Text_20_body">
      <style:paragraph-properties fo:line-height="100%"/>
      <style:text-properties fo:color="#ff0000" fo:font-size="10pt" fo:font-weight="normal" officeooo:paragraph-rsid="0020c2f2" style:font-size-asian="10pt" style:font-weight-asian="normal" style:font-size-complex="10pt" style:font-weight-complex="normal"/>
    </style:style>
    <style:style style:name="P49" style:family="paragraph" style:parent-style-name="Text_20_body">
      <style:paragraph-properties fo:line-height="100%"/>
      <style:text-properties fo:color="#2a6099" fo:font-size="10pt" fo:font-weight="normal" officeooo:paragraph-rsid="0020c2f2" style:font-size-asian="10pt" style:font-weight-asian="normal" style:font-size-complex="10pt" style:font-weight-complex="normal"/>
    </style:style>
    <style:style style:name="P50" style:family="paragraph" style:parent-style-name="Text_20_body">
      <style:paragraph-properties fo:line-height="100%"/>
      <style:text-properties fo:color="#2a6099" fo:font-size="10pt" fo:font-weight="normal" officeooo:rsid="00222d4f" officeooo:paragraph-rsid="00222d4f" style:font-size-asian="10pt" style:font-weight-asian="normal" style:font-size-complex="10pt" style:font-weight-complex="normal"/>
    </style:style>
    <style:style style:name="P51" style:family="paragraph" style:parent-style-name="Text_20_body">
      <style:text-properties officeooo:rsid="0020b17f" officeooo:paragraph-rsid="0020b17f" fo:background-color="#ffff00"/>
    </style:style>
    <style:style style:name="P52" style:family="paragraph" style:parent-style-name="Text_20_body">
      <style:text-properties officeooo:paragraph-rsid="0020b17f" fo:background-color="#ffff00"/>
    </style:style>
    <style:style style:name="P53" style:family="paragraph" style:parent-style-name="Text_20_body">
      <style:text-properties officeooo:rsid="00222d4f" officeooo:paragraph-rsid="00222d4f"/>
    </style:style>
    <style:style style:name="P54" style:family="paragraph" style:parent-style-name="Text_20_body" style:list-style-name="L5">
      <style:paragraph-properties fo:margin-top="0in" fo:margin-bottom="0in" loext:contextual-spacing="false"/>
    </style:style>
    <style:style style:name="P55" style:family="paragraph" style:parent-style-name="Text_20_body" style:list-style-name="L6">
      <style:paragraph-properties fo:margin-top="0in" fo:margin-bottom="0in" loext:contextual-spacing="false"/>
    </style:style>
    <style:style style:name="P56" style:family="paragraph" style:parent-style-name="Text_20_body" style:list-style-name="L8">
      <style:paragraph-properties fo:margin-top="0in" fo:margin-bottom="0in" loext:contextual-spacing="false" fo:line-height="100%"/>
    </style:style>
    <style:style style:name="P57" style:family="paragraph" style:parent-style-name="Text_20_body" style:list-style-name="L10">
      <style:paragraph-properties fo:margin-top="0in" fo:margin-bottom="0in" loext:contextual-spacing="false" fo:line-height="100%"/>
    </style:style>
    <style:style style:name="P58" style:family="paragraph" style:parent-style-name="Text_20_body" style:list-style-name="L11">
      <style:paragraph-properties fo:margin-top="0in" fo:margin-bottom="0in" loext:contextual-spacing="false" fo:line-height="100%"/>
    </style:style>
    <style:style style:name="T1" style:family="text">
      <style:text-properties officeooo:rsid="001a1b76"/>
    </style:style>
    <style:style style:name="T2" style:family="text">
      <style:text-properties officeooo:rsid="001bf4d9"/>
    </style:style>
    <style:style style:name="T3" style:family="text">
      <style:text-properties officeooo:rsid="001cc48e"/>
    </style:style>
    <style:style style:name="T4" style:family="text">
      <style:text-properties officeooo:rsid="001da0c7"/>
    </style:style>
    <style:style style:name="T5" style:family="text">
      <style:text-properties officeooo:rsid="001dab74"/>
    </style:style>
    <style:style style:name="T6" style:family="text">
      <style:text-properties fo:color="#000000" style:font-name="Monospace" fo:font-size="10pt" fo:background-color="#d4d4d4" loext:char-shading-value="0" style:font-size-asian="10pt"/>
    </style:style>
    <style:style style:name="T7" style:family="text">
      <style:text-properties fo:color="#000000" style:font-name="Monospace" fo:font-size="10pt" officeooo:rsid="001dab74" fo:background-color="#d4d4d4" loext:char-shading-value="0" style:font-size-asian="10pt"/>
    </style:style>
    <style:style style:name="T8" style:family="text">
      <style:text-properties officeooo:rsid="0020a548"/>
    </style:style>
    <style:style style:name="T9" style:family="text">
      <style:text-properties officeooo:rsid="0020b17f"/>
    </style:style>
    <style:style style:name="T10" style:family="text">
      <style:text-properties fo:font-variant="normal" fo:text-transform="none" fo:color="#202122" style:font-name="sans-serif" fo:font-size="12pt" fo:letter-spacing="normal" fo:font-style="normal" fo:font-weight="normal"/>
    </style:style>
    <style:style style:name="T11" style:family="text">
      <style:text-properties fo:font-variant="normal" fo:text-transform="none" fo:color="#202122" style:font-name="sans-serif" fo:font-size="12pt" fo:letter-spacing="normal" fo:font-style="normal" fo:font-weight="normal" officeooo:rsid="0020b17f"/>
    </style:style>
    <style:style style:name="T12" style:family="text">
      <style:text-properties officeooo:rsid="0020c2f2"/>
    </style:style>
    <style:style style:name="T13" style:family="text">
      <style:text-properties style:font-name="Liberation Serif" style:font-name-asian="Noto Serif CJK SC" style:font-name-complex="Lohit Devanagari"/>
    </style:style>
    <style:style style:name="T14" style:family="text">
      <style:text-properties style:font-name="Liberation Serif" officeooo:rsid="0020c2f2" style:font-name-asian="Noto Serif CJK SC" style:font-name-complex="Lohit Devanagari"/>
    </style:style>
    <style:style style:name="T15" style:family="text">
      <style:text-properties fo:color="#00a933" fo:font-size="10pt" fo:font-weight="bold" style:font-size-asian="10pt" style:font-weight-asian="bold" style:font-size-complex="10pt" style:font-weight-complex="bold"/>
    </style:style>
    <style:style style:name="T16" style:family="text">
      <style:text-properties fo:color="#00a933" fo:font-size="10pt" fo:font-weight="bold" officeooo:rsid="0020c2f2" style:font-size-asian="10pt" style:font-weight-asian="bold" style:font-size-complex="10pt" style:font-weight-complex="bold"/>
    </style:style>
    <style:style style:name="T17" style:family="text">
      <style:text-properties style:text-line-through-style="solid" style:text-line-through-type="single"/>
    </style:style>
    <style:style style:name="T18" style:family="text">
      <style:text-properties style:text-line-through-style="solid" style:text-line-through-type="single" style:font-name="Liberation Serif" style:font-name-asian="Noto Serif CJK SC" style:font-name-complex="Lohit Devanagari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rchitecture of NRF24L01+ in RS module project</text:p>
      <text:p text:style-name="P11"/>
      <text:p text:style-name="P13">Gateway is the main module who is in command (Master)</text:p>
      <text:p text:style-name="P15"><text:span text:style-name="T1">Nodes are modules can either send data or act on data (Slave) – </text:span><text:span text:style-name="T4">SENSOR - ACTUATOR</text:span></text:p>
      <text:p text:style-name="P15"/>
      <text:p text:style-name="P13">Init:</text:p>
      <text:list xml:id="list2910659455" text:style-name="L1">
        <text:list-item>
          <text:p text:style-name="P14">SPI needs to be initialized</text:p>
        </text:list-item>
        <text:list-item>
          <text:p text:style-name="P14">NRF chip needs to be initialized</text:p>
        </text:list-item>
        <text:list-item>
          <text:p text:style-name="P14">“Network” needs to be initialized</text:p>
        </text:list-item>
      </text:list>
      <text:p text:style-name="P13"/>
      <text:h text:style-name="Heading_20_1" text:outline-level="1">Network init</text:h>
      <text:list xml:id="list3929359505" text:style-name="L2">
        <text:list-item>
          <text:p text:style-name="P27">Master <text:span text:style-name="T2">SCAN</text:span></text:p>
          <text:list>
            <text:list-item>
              <text:p text:style-name="P27"><text:span text:style-name="T2">S</text:span>can entire RF band for optimal reception </text:p>
            </text:list-item>
            <text:list-item>
              <text:p text:style-name="P27"><text:span text:style-name="T2">S</text:span>elect RF <text:span text:style-name="T2">freq</text:span></text:p>
            </text:list-item>
            <text:list-item>
              <text:p text:style-name="P26">In case multiple masters, every master has most likely a different RF freq.</text:p>
            </text:list-item>
          </text:list>
        </text:list-item>
        <text:list-item>
          <text:p text:style-name="P27">Slave <text:span text:style-name="T2">BOOT</text:span></text:p>
          <text:list>
            <text:list-item>
              <text:p text:style-name="P27"><text:span text:style-name="T2">P</text:span>ower up and request over full band <text:span text:style-name="T2">Request based in UID (96bit=12byte)</text:span></text:p>
            </text:list-item>
            <text:list-item>
              <text:p text:style-name="P27"><text:span text:style-name="T2">If no signal within 10ms go to next</text:span></text:p>
            </text:list-item>
            <text:list-item>
              <text:p text:style-name="P28"><text:span text:style-name="T2">If response ACK, then continue PAIRING</text:span></text:p>
            </text:list-item>
          </text:list>
        </text:list-item>
        <text:list-item>
          <text:p text:style-name="P31">Master/Slave PAIRING</text:p>
          <text:list>
            <text:list-item>
              <text:p text:style-name="P31">Master will send Slave module address (MA)</text:p>
            </text:list-item>
            <text:list-item>
              <text:p text:style-name="P31">Slave will store Address in RAM</text:p>
            </text:list-item>
            <text:list-item>
              <text:p text:style-name="P31">Slave will respond to Master Module Adress will now be used</text:p>
            </text:list-item>
          </text:list>
        </text:list-item>
        <text:list-item>
          <text:p text:style-name="P28"><text:span text:style-name="T2">Slave </text:span><text:span text:style-name="T4">SENSOR:</text:span></text:p>
          <text:list>
            <text:list-item>
              <text:p text:style-name="P29"><text:span text:style-name="T3">MASTER will send </text:span>TDMA <text:span text:style-name="T4">command INTERVAL (</text:span>Time Division Multiple Access<text:span text:style-name="T4">)</text:span></text:p>
            </text:list-item>
            <text:list-item>
              <text:p text:style-name="P30"><text:span text:style-name="T3">MASTER will send </text:span><text:span text:style-name="T4">TDMA command START</text:span></text:p>
            </text:list-item>
            <text:list-item>
              <text:p text:style-name="P32">Slave will send first time its data and goes in sleep</text:p>
            </text:list-item>
            <text:list-item>
              <text:p text:style-name="P32">Slave will wakeup after INTERVAL</text:p>
            </text:list-item>
            <text:list-item>
              <text:p text:style-name="P32">Slave will send data</text:p>
            </text:list-item>
            <text:list-item>
              <text:p text:style-name="P32">Slave will listen for 1 second for new commands</text:p>
              <text:list>
                <text:list-item>
                  <text:p text:style-name="P32">NO_ACTION</text:p>
                </text:list-item>
                <text:list-item>
                  <text:p text:style-name="P32">RESET</text:p>
                </text:list-item>
                <text:list-item>
                  <text:p text:style-name="P32"><text:soft-page-break/>INTERVAL</text:p>
                </text:list-item>
                <text:list-item>
                  <text:p text:style-name="P32">GIVE ADDITIONAL DATA like Vbat, Uptime, UID,….</text:p>
                </text:list-item>
              </text:list>
            </text:list-item>
          </text:list>
        </text:list-item>
        <text:list-item>
          <text:p text:style-name="P32">Slave ACTUATOR</text:p>
          <text:list>
            <text:list-item>
              <text:p text:style-name="P32">Does not go in standby/sleep</text:p>
            </text:list-item>
            <text:list-item>
              <text:p text:style-name="P32">Always listing</text:p>
            </text:list-item>
          </text:list>
        </text:list-item>
      </text:list>
      <text:p text:style-name="P33"/>
      <text:h text:style-name="Heading_20_1" text:outline-level="1">NRF setup</text:h>
      <text:p text:style-name="P36"><text:span text:style-name="T5">The nRF24L01 supports only 6 data pipes (addressable communication channels) for simultaneous communication. </text:span><text:span text:style-name="Strong_20_Emphasis">Shared Address with Unique Payload Identification</text:span></text:p>
      <text:p text:style-name="P36"><text:span text:style-name="Strong_20_Emphasis"/></text:p>
      <text:p text:style-name="P36">Configure all transmitters to use the same address but include a unique identifier in the payload. </text:p>
      <text:p text:style-name="P17"><text:span text:style-name="T6">Data pipe 0 (RX_ADDR_P0)</text:span></text:p>
      <text:p text:style-name="P17"><text:span text:style-name="T6">NRF24L01_EN_RXADDR_DEFAULT_VAL </text:span><text:span text:style-name="T7">= 0x03</text:span></text:p>
      <text:p text:style-name="P18"><text:span text:style-name="T7"/></text:p>
      <text:p text:style-name="P37">Set for 3 bytes (not 4 or 5, is not needed)</text:p>
      <text:p text:style-name="P37"/>
      <text:h text:style-name="Heading_20_2" text:outline-level="2">Enhanced Shockburst</text:h>
      <table:table table:name="Table1" table:style-name="Table1">
        <table:table-column table:style-name="Table1.A" table:number-columns-repeated="5"/>
        <table:table-row table:style-name="TableLine94649233590320">
          <table:table-cell table:style-name="Table1.A1" office:value-type="string">
            <text:p text:style-name="P20">Preamble</text:p>
          </table:table-cell>
          <table:table-cell table:style-name="Table1.A1" office:value-type="string">
            <text:p text:style-name="P21">Address Channel</text:p>
          </table:table-cell>
          <table:table-cell table:style-name="Table1.A1" office:value-type="string">
            <text:p text:style-name="P21">PCF</text:p>
          </table:table-cell>
          <table:table-cell table:style-name="Table1.A1" office:value-type="string">
            <text:p text:style-name="P21">Payload</text:p>
          </table:table-cell>
          <table:table-cell table:style-name="Table1.E1" office:value-type="string">
            <text:p text:style-name="P21">CRC</text:p>
          </table:table-cell>
        </table:table-row>
      </table:table>
      <text:p text:style-name="P34"/>
      <text:p text:style-name="P37">Preamble : <text:tab/><text:tab/>10101010 or 01010101</text:p>
      <text:p text:style-name="P37">Address Channel:<text:tab/>0x03 (See above)</text:p>
      <text:p text:style-name="P37">PCF:<text:tab/><text:tab/><text:tab/>Packet Control Field (9bit)</text:p>
      <text:p text:style-name="P37"><text:tab/>Payload length (6 bit) → used if the Dynamic Payload Length function is enabled.</text:p>
      <text:p text:style-name="P37"><text:tab/>PID (Packet identification) (2 bit)</text:p>
      <text:p text:style-name="P37"><text:tab/>No Acknowledgment flag ( NO_ACK ) (1bit)</text:p>
      <text:p text:style-name="P37">Payload:<text:tab/><text:tab/>0 to 32 bytes (see below)</text:p>
      <text:p text:style-name="P37">CRC</text:p>
      <text:p text:style-name="P37"/>
      <text:h text:style-name="P1" text:outline-level="2"/>
      <text:h text:style-name="P2" text:outline-level="2">Payload</text:h>
      <text:p text:style-name="P46"><text:span text:style-name="T8">The payload will be filled with a </text:span><text:span text:style-name="T12">kind of </text:span><text:span text:style-name="T8">MODBUS protocol.</text:span></text:p>
      <text:p text:style-name="P46"><text:span text:style-name="T12">W</text:span><text:span text:style-name="T8">ithout the CRC because this is captured by the NRF. </text:span></text:p>
      <text:p text:style-name="P46"><text:span text:style-name="T12">Without the additional TDMA option, so that reading data not only can be done </text:span>sequentially <text:span text:style-name="T12">master slave approuch</text:span></text:p>
      <text:h text:style-name="P3" text:outline-level="3"><text:span text:style-name="Strong_20_Emphasis">Summary</text:span></text:h>
      <text:list xml:id="list57018463" text:style-name="L6">
        <text:list-item>
          <text:p text:style-name="P55">Minimum Modbus RTU message length: <text:span text:style-name="Strong_20_Emphasis">4 bytes</text:span>.</text:p>
        </text:list-item>
        <text:list-item>
          <text:p text:style-name="P41">Typical request length for reading/writing: <text:span text:style-name="Strong_20_Emphasis">8–29 bytes</text:span>, depending on the operation and data points.</text:p>
        </text:list-item>
      </text:list>
      <text:p text:style-name="P40"/>
      <text:p text:style-name="P53">Request</text:p>
      <table:table table:name="Table2" table:style-name="Table2">
        <table:table-column table:style-name="Table2.A" table:number-columns-repeated="2"/>
        <table:table-column table:style-name="Table2.C" table:number-columns-repeated="2"/>
        <table:table-row table:style-name="TableLine94649318555856">
          <table:table-cell table:style-name="Table2.A1" office:value-type="string">
            <text:p text:style-name="P23">Slave</text:p>
            <text:p text:style-name="P25">Adress 1byte</text:p>
          </table:table-cell>
          <table:table-cell table:style-name="Table2.A1" office:value-type="string">
            <text:p text:style-name="P22">Function code</text:p>
            <text:p text:style-name="P25">1byte</text:p>
          </table:table-cell>
          <table:table-cell table:style-name="Table2.A1" office:value-type="string">
            <text:p text:style-name="Table_20_Contents">Start Address (2 bytes) </text:p>
          </table:table-cell>
          <table:table-cell table:style-name="Table2.D1" office:value-type="string">
            <text:p text:style-name="Table_20_Contents">Quantity (2 bytes)</text:p>
          </table:table-cell>
        </table:table-row>
      </table:table>
      <text:p text:style-name="P19"/>
      <text:p text:style-name="P19">Response</text:p>
      <table:table table:name="Table3" table:style-name="Table3">
        <table:table-column table:style-name="Table3.A" table:number-columns-repeated="2"/>
        <table:table-column table:style-name="Table3.C" table:number-columns-repeated="2"/>
        <table:table-row table:style-name="TableLine94649286063872">
          <table:table-cell table:style-name="Table3.A1" office:value-type="string">
            <text:p text:style-name="P23">Slave</text:p>
            <text:p text:style-name="P25">Adress 1byte</text:p>
          </table:table-cell>
          <table:table-cell table:style-name="Table3.A1" office:value-type="string">
            <text:p text:style-name="P23">Function code</text:p>
            <text:p text:style-name="P25">1byte</text:p>
          </table:table-cell>
          <table:table-cell table:style-name="Table3.A1" office:value-type="string">
            <text:p text:style-name="P38">Byte Count: </text:p>
            <text:p text:style-name="P38">1 byte (number of data bytes)</text:p>
          </table:table-cell>
          <table:table-cell table:style-name="Table3.D1" office:value-type="string">
            <text:p text:style-name="P24">Data (N bytes) </text:p>
          </table:table-cell>
        </table:table-row>
      </table:table>
      <text:p text:style-name="P38"/>
      <text:h text:style-name="Heading_20_3" text:outline-level="3"><text:span text:style-name="Strong_20_Emphasis"><text:span text:style-name="T8">Slave </text:span></text:span><text:span text:style-name="Strong_20_Emphasis">Address </text:span></text:h>
      <text:p text:style-name="P16"><text:span text:style-name="Strong_20_Emphasis">Range</text:span>: <text:span text:style-name="Strong_20_Emphasis">1 to 247</text:span>.</text:p>
      <text:list xml:id="list2081613120" text:style-name="L5">
        <text:list-item>
          <text:p text:style-name="P54"><text:span text:style-name="Strong_20_Emphasis">1 to 247</text:span>: Usable addresses for slave devices.</text:p>
        </text:list-item>
        <text:list-item>
          <text:p text:style-name="P54"><text:span text:style-name="Strong_20_Emphasis">0</text:span>: Reserved for broadcast messages (no response from slaves).</text:p>
        </text:list-item>
        <text:list-item>
          <text:p text:style-name="P39"><text:span text:style-name="Strong_20_Emphasis">248 to 255</text:span>: Reserved and typically not used in standard implementations.</text:p>
        </text:list-item>
      </text:list>
      <text:p text:style-name="Text_20_body"/>
      <text:h text:style-name="Heading_20_3" text:outline-level="3">Fu<text:span text:style-name="T9">n</text:span>ction code</text:h>
      <text:p text:style-name="P42">Depending on the FC, the data field can be different</text:p>
      <text:p text:style-name="P42">We use the following FC:</text:p>
      <text:p text:style-name="P52"><text:span text:style-name="T9">1<text:tab/>=<text:tab/></text:span><text:span text:style-name="T10">Read Coils </text:span><text:span text:style-name="T11">1bit</text:span></text:p>
      <text:p text:style-name="P42"><text:span text:style-name="T10">5<text:tab/>=<text:tab/>Write Coil 1 bit</text:span></text:p>
      <text:p text:style-name="P51"><text:span text:style-name="T10">4<text:tab/>=<text:tab/>Read Register 16bit</text:span></text:p>
      <text:p text:style-name="P42"><text:span text:style-name="T10">6<text:tab/>=<text:tab/>Write Register 16 bit</text:span></text:p>
      <text:p text:style-name="P47">8<text:tab/>=<text:tab/>Diagnostics</text:p>
      <text:p text:style-name="P47">43<text:tab/>=<text:tab/>Read Device Identification</text:p>
      <text:p text:style-name="P42"><text:soft-page-break/><text:span text:style-name="T10"/></text:p>
      <text:h text:style-name="Heading_20_3" text:outline-level="3"><text:span text:style-name="Strong_20_Emphasis">Read Coils or Registers (Function Codes 01, 02, 03, 04)</text:span></text:h>
      <text:h text:style-name="P7" text:outline-level="4"><text:span text:style-name="T15">Request</text:span></text:h>
      <text:h text:style-name="P8" text:outline-level="4">Address (1 byte) + Function Code (1 byte) + Start Address (2 bytes) + Quantity (2 bytes)</text:h>
      <text:h text:style-name="P9" text:outline-level="4"><text:span text:style-name="T12">Re</text:span>sponse</text:h>
      <text:h text:style-name="P10" text:outline-level="4"><text:span text:style-name="T13">Address (1 byte) + Function Code (1 byte) + Byte Count (1 byte) + Data (N bytes)</text:span></text:h>
      <text:p text:style-name="P48"><text:span text:style-name="T13"/></text:p>
      <text:p text:style-name="P49"><text:span text:style-name="T14">TDMA Response, same format as normal response</text:span></text:p>
      <text:p text:style-name="P50"><text:span text:style-name="T14">E</text:span><text:span text:style-name="T13">xample for a Temp/Humid sensor this could be:</text:span></text:p>
      <text:p text:style-name="P50"><text:span text:style-name="T13">Address + FC4 + 0x04 + TempMSB+TempLSB+HumidMSB+HumidLSB</text:span></text:p>
      <text:p text:style-name="P48"><text:span text:style-name="T14"/></text:p>
      <text:h text:style-name="P4" text:outline-level="3"><text:span text:style-name="Strong_20_Emphasis">Write Single Register or Coil (Function Codes 05, 06)</text:span></text:h>
      <text:p text:style-name="Standard">Request and Response:</text:p>
      <text:h text:style-name="P5" text:outline-level="3">Address (1 byte) + Function Code (1 byte) + Register/Coil Address (2 bytes) + Value (2 bytes)</text:h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13T20:57:19.600449385</meta:creation-date>
    <dc:date>2025-01-13T23:32:26.606063386</dc:date>
    <meta:editing-duration>PT11M3S</meta:editing-duration>
    <meta:editing-cycles>4</meta:editing-cycles>
    <meta:generator>LibreOffice/6.4.7.2$Linux_X86_64 LibreOffice_project/40$Build-2</meta:generator>
    <meta:document-statistic meta:table-count="3" meta:image-count="0" meta:object-count="0" meta:page-count="4" meta:paragraph-count="101" meta:word-count="615" meta:character-count="3430" meta:non-whitespace-character-count="2935"/>
  </office:meta>
</office:document-meta>
</file>